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108cd4" officeooo:paragraph-rsid="00108cd4"/>
    </style:style>
    <style:style style:name="P4" style:family="paragraph" style:parent-style-name="Standard">
      <style:paragraph-properties fo:text-align="justify" style:justify-single-word="false"/>
      <style:text-properties officeooo:rsid="00144874" officeooo:paragraph-rsid="00144874"/>
    </style:style>
    <style:style style:name="P5" style:family="paragraph" style:parent-style-name="Standard" style:list-style-name="L1">
      <style:paragraph-properties fo:text-align="justify" style:justify-single-word="false"/>
      <style:text-properties officeooo:rsid="000f5beb" officeooo:paragraph-rsid="000f5beb"/>
    </style:style>
    <style:style style:name="P6" style:family="paragraph" style:parent-style-name="Standard" style:list-style-name="L1">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24e06" officeooo:paragraph-rsid="00124e06"/>
    </style:style>
    <style:style style:name="P8" style:family="paragraph" style:parent-style-name="Standard">
      <style:paragraph-properties fo:text-align="justify" style:justify-single-word="false"/>
      <style:text-properties officeooo:rsid="0019a1e8" officeooo:paragraph-rsid="0019a1e8"/>
    </style:style>
    <style:style style:name="P9" style:family="paragraph" style:parent-style-name="Standard" style:list-style-name="L1">
      <style:paragraph-properties fo:text-align="justify" style:justify-single-word="false"/>
      <style:text-properties officeooo:rsid="0019a1e8" officeooo:paragraph-rsid="001bc6a1"/>
    </style:style>
    <style:style style:name="P10" style:family="paragraph" style:parent-style-name="Standard" style:list-style-name="L2">
      <style:paragraph-properties fo:text-align="justify" style:justify-single-word="false"/>
      <style:text-properties officeooo:rsid="0019a1e8" officeooo:paragraph-rsid="0019a1e8"/>
    </style:style>
    <style:style style:name="P11" style:family="paragraph" style:parent-style-name="Standard">
      <style:paragraph-properties fo:text-align="justify" style:justify-single-word="false"/>
      <style:text-properties officeooo:rsid="000d625b" officeooo:paragraph-rsid="0019a1e8"/>
    </style:style>
    <style:style style:name="P12" style:family="paragraph" style:parent-style-name="Standard">
      <style:paragraph-properties fo:text-align="justify" style:justify-single-word="false"/>
      <style:text-properties officeooo:rsid="001a838a" officeooo:paragraph-rsid="001a838a"/>
    </style:style>
    <style:style style:name="P13" style:family="paragraph" style:parent-style-name="Standard">
      <style:paragraph-properties fo:text-align="justify" style:justify-single-word="false"/>
      <style:text-properties officeooo:rsid="001a838a" officeooo:paragraph-rsid="001bc6a1"/>
    </style:style>
    <style:style style:name="P14" style:family="paragraph" style:parent-style-name="Standard" style:list-style-name="L2">
      <style:paragraph-properties fo:text-align="justify" style:justify-single-word="false"/>
      <style:text-properties officeooo:rsid="001a838a" officeooo:paragraph-rsid="001a838a"/>
    </style:style>
    <style:style style:name="P15" style:family="paragraph" style:parent-style-name="Standard" style:list-style-name="L2">
      <style:paragraph-properties fo:text-align="justify" style:justify-single-word="false"/>
      <style:text-properties officeooo:rsid="001b781f" officeooo:paragraph-rsid="001b781f"/>
    </style:style>
    <style:style style:name="P16" style:family="paragraph" style:parent-style-name="Standard">
      <style:paragraph-properties fo:text-align="justify" style:justify-single-word="false"/>
      <style:text-properties officeooo:rsid="0012c05e" officeooo:paragraph-rsid="001bc6a1"/>
    </style:style>
    <style:style style:name="P17" style:family="paragraph" style:parent-style-name="Standard">
      <style:paragraph-properties fo:text-align="justify" style:justify-single-word="false"/>
      <style:text-properties officeooo:rsid="001d6e2e" officeooo:paragraph-rsid="001d6e2e"/>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6508905549793675633" text:style-name="L1">
        <text:list-item>
          <text:p text:style-name="P9">[<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6"><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6"><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7">[<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3"/>
      <text:p text:style-name="P3">Total : <text:span text:style-name="T5">102€.</text:span></text:p>
      <text:p text:style-name="P3"/>
      <text:p text:style-name="P16">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4"/>
      <text:p text:style-name="P8">II/ Un mur végétalisé d’intérieur (bas de gamme)</text:p>
      <text:p text:style-name="P8"/>
      <text:p text:style-name="P11">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11"/>
      <text:p text:style-name="P8">Le matériel IoT :</text:p>
      <text:list xml:id="list416016334627149378" text:style-name="L2">
        <text:list-item>
          <text:p text:style-name="P10">[<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0"><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0"><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14">[<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14">[<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5">[<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5">[<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5"><text:soft-page-break/>[<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5">[<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14">[<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12"/>
      <text:p text:style-name="P12">Total : 26,<text:span text:style-name="T7">50</text:span>€ (le prix ne prend pas en compte le boîtier de la carte ni le programmateur pour allumer/éteindre les leds, donc prévoir plutôt 40€).</text:p>
      <text:p text:style-name="P12"/>
      <text:p text:style-name="P13">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Une application peut être développée afin d’offrir une interface didactique, permettant de gérer à distance le mur végétalisé et de recevoir des alertes.</text:span></text:p>
      <text:p text:style-name="P13"/>
      <text:p text:style-name="P17">II/ Un mur végétalisé d’extérieur (gestion des eaux de plui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9T16:57:27.626000000</dc:date>
    <meta:editing-duration>PT40M48S</meta:editing-duration>
    <meta:editing-cycles>5</meta:editing-cycles>
    <meta:generator>LibreOffice/5.2.5.1$Windows_x86 LibreOffice_project/0312e1a284a7d50ca85a365c316c7abbf20a4d22</meta:generator>
    <meta:document-statistic meta:table-count="0" meta:image-count="0" meta:object-count="0" meta:page-count="2" meta:paragraph-count="27" meta:word-count="743" meta:character-count="4608" meta:non-whitespace-character-count="3907"/>
  </office:meta>
</office:document-meta>
</file>